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aragraph" style:master-page-name="MP0" style:family="paragraph">
      <style:paragraph-properties fo:break-before="page" fo:text-align="center"/>
    </style:style>
    <style:style style:name="T2" style:parent-style-name="normaltextrun" style:family="text">
      <style:text-properties fo:font-weight="bold" style:font-weight-asian="bold" style:font-weight-complex="bold" fo:color="#002060" fo:font-size="14pt" style:font-size-asian="14pt" style:font-size-complex="14pt"/>
    </style:style>
    <style:style style:name="T3" style:parent-style-name="eop" style:family="text">
      <style:text-properties fo:font-size="14pt" style:font-size-asian="14pt" style:font-size-complex="14pt"/>
    </style:style>
    <style:style style:name="P4" style:parent-style-name="paragraph" style:family="paragraph">
      <style:paragraph-properties fo:text-align="center"/>
    </style:style>
    <style:style style:name="T5" style:parent-style-name="normaltextrun" style:family="text">
      <style:text-properties fo:color="#002060" fo:font-size="14pt" style:font-size-asian="14pt" style:font-size-complex="14pt"/>
    </style:style>
    <style:style style:name="P6" style:parent-style-name="En-têtedetabledesmatières" style:family="paragraph">
      <style:text-properties fo:color="#002060"/>
    </style:style>
    <style:style style:name="P7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 fo:language="en" fo:country="GB"/>
    </style:style>
    <style:style style:name="P22" style:parent-style-name="Standard" style:family="paragraph">
      <style:text-properties style:font-name="Times New Roman" style:font-name-complex="Times New Roman" fo:language="en" fo:country="GB"/>
    </style:style>
    <style:style style:name="P23" style:parent-style-name="Standard" style:family="paragraph">
      <style:text-properties style:font-name="Times New Roman" style:font-name-complex="Times New Roman" fo:language="en" fo:country="GB"/>
    </style:style>
    <style:style style:name="P24" style:parent-style-name="Standard" style:family="paragraph">
      <style:text-properties style:font-name="Times New Roman" style:font-name-complex="Times New Roman" fo:language="en" fo:country="GB"/>
    </style:style>
    <style:style style:name="P25" style:parent-style-name="Standard" style:family="paragraph">
      <style:text-properties style:font-name="Times New Roman" style:font-name-complex="Times New Roman" fo:language="en" fo:country="GB"/>
    </style:style>
    <style:style style:name="P26" style:parent-style-name="Standard" style:family="paragraph">
      <style:text-properties style:font-name="Times New Roman" style:font-name-complex="Times New Roman" fo:language="en" fo:country="GB"/>
    </style:style>
    <style:style style:name="P27" style:parent-style-name="Standard" style:family="paragraph">
      <style:text-properties style:font-name="Times New Roman" style:font-name-complex="Times New Roman" fo:language="en" fo:country="GB"/>
    </style:style>
    <style:style style:name="P28" style:parent-style-name="Standard" style:family="paragraph">
      <style:text-properties style:font-name="Times New Roman" style:font-name-complex="Times New Roman" fo:language="en" fo:country="GB"/>
    </style:style>
    <style:style style:name="P29" style:parent-style-name="Standard" style:family="paragraph">
      <style:text-properties style:font-name="Times New Roman" style:font-name-complex="Times New Roman" fo:language="en" fo:country="GB"/>
    </style:style>
    <style:style style:name="P30" style:parent-style-name="Standard" style:family="paragraph">
      <style:text-properties style:font-name="Times New Roman" style:font-name-complex="Times New Roman" fo:language="en" fo:country="GB"/>
    </style:style>
    <style:style style:name="P31" style:parent-style-name="Standard" style:family="paragraph">
      <style:text-properties style:font-name="Times New Roman" style:font-name-complex="Times New Roman" fo:language="en" fo:country="GB"/>
    </style:style>
    <style:style style:name="P32" style:parent-style-name="Standard" style:family="paragraph">
      <style:text-properties style:font-name="Times New Roman" style:font-name-complex="Times New Roman" fo:language="en" fo:country="GB"/>
    </style:style>
    <style:style style:name="P33" style:parent-style-name="Standard" style:family="paragraph">
      <style:text-properties style:font-name="Times New Roman" style:font-name-complex="Times New Roman" fo:language="en" fo:country="GB"/>
    </style:style>
    <style:style style:name="P34" style:parent-style-name="Standard" style:family="paragraph">
      <style:text-properties style:font-name="Times New Roman" style:font-name-complex="Times New Roman" fo:language="en" fo:country="GB"/>
    </style:style>
    <style:style style:name="P35" style:parent-style-name="Standard" style:family="paragraph">
      <style:text-properties style:font-name="Times New Roman" style:font-name-complex="Times New Roman" fo:language="en" fo:country="GB"/>
    </style:style>
    <style:style style:name="P36" style:parent-style-name="Standard" style:family="paragraph">
      <style:text-properties style:font-name="Times New Roman" style:font-name-complex="Times New Roman" fo:language="en" fo:country="GB"/>
    </style:style>
    <style:style style:name="P37" style:parent-style-name="Standard" style:family="paragraph">
      <style:text-properties style:font-name="Times New Roman" style:font-name-complex="Times New Roman" fo:language="en" fo:country="GB"/>
    </style:style>
    <style:style style:name="P38" style:parent-style-name="Standard" style:family="paragraph">
      <style:text-properties style:font-name="Times New Roman" style:font-name-complex="Times New Roman" fo:language="en" fo:country="GB"/>
    </style:style>
    <style:style style:name="P39" style:parent-style-name="Standard" style:family="paragraph">
      <style:text-properties style:font-name="Times New Roman" style:font-name-complex="Times New Roman" fo:language="en" fo:country="GB"/>
    </style:style>
    <style:style style:name="P40" style:parent-style-name="Standard" style:family="paragraph">
      <style:text-properties style:font-name="Times New Roman" style:font-name-complex="Times New Roman" fo:language="en" fo:country="GB"/>
    </style:style>
    <style:style style:name="P41" style:parent-style-name="Standard" style:family="paragraph">
      <style:text-properties style:font-name="Times New Roman" style:font-name-complex="Times New Roman"/>
    </style:style>
    <style:style style:name="P42" style:parent-style-name="Standard" style:family="paragraph">
      <style:text-properties style:font-name="Times New Roman" style:font-name-complex="Times New Roman"/>
    </style:style>
    <style:style style:name="P43" style:parent-style-name="Standard" style:family="paragraph">
      <style:text-properties style:font-name="Times New Roman" style:font-name-complex="Times New Roman" fo:language="en" fo:country="GB"/>
    </style:style>
    <style:style style:name="P44" style:parent-style-name="Standard" style:family="paragraph">
      <style:text-properties style:font-name="Times New Roman" style:font-name-complex="Times New Roman" fo:language="en" fo:country="GB"/>
    </style:style>
    <style:style style:name="P45" style:parent-style-name="Standard" style:family="paragraph">
      <style:text-properties style:font-name="Times New Roman" style:font-name-complex="Times New Roman" fo:language="en" fo:country="GB"/>
    </style:style>
    <style:style style:name="P46" style:parent-style-name="Standard" style:family="paragraph">
      <style:text-properties style:font-name="Times New Roman" style:font-name-complex="Times New Roman" fo:language="en" fo:country="GB"/>
    </style:style>
    <style:style style:name="P47" style:parent-style-name="Standard" style:family="paragraph">
      <style:text-properties style:font-name="Times New Roman" style:font-name-complex="Times New Roman"/>
    </style:style>
    <style:style style:name="P48" style:parent-style-name="Standard" style:family="paragraph">
      <style:text-properties style:font-name="Times New Roman" style:font-name-complex="Times New Roman"/>
    </style:style>
    <style:style style:name="P49" style:parent-style-name="Standard" style:family="paragraph">
      <style:text-properties style:font-name="Times New Roman" style:font-name-complex="Times New Roman"/>
    </style:style>
    <style:style style:name="P50" style:parent-style-name="Standard" style:family="paragraph">
      <style:text-properties style:font-name="Times New Roman" style:font-name-complex="Times New Roman"/>
    </style:style>
    <style:style style:name="P51" style:parent-style-name="Standard" style:family="paragraph">
      <style:text-properties style:font-name="Times New Roman" style:font-name-complex="Times New Roman"/>
    </style:style>
    <style:style style:name="P52" style:parent-style-name="Standard" style:family="paragraph">
      <style:text-properties style:font-name="Times New Roman" style:font-name-complex="Times New Roman"/>
    </style:style>
    <style:style style:name="P53" style:parent-style-name="Standard" style:family="paragraph">
      <style:text-properties style:font-name="Times New Roman" style:font-name-complex="Times New Roman" fo:language="en" fo:country="GB"/>
    </style:style>
    <style:style style:name="P54" style:parent-style-name="Standard" style:family="paragraph">
      <style:text-properties style:font-name="Times New Roman" style:font-name-complex="Times New Roman" fo:language="en" fo:country="GB"/>
    </style:style>
    <style:style style:name="P55" style:parent-style-name="Standard" style:family="paragraph">
      <style:text-properties style:font-name="Times New Roman" style:font-name-complex="Times New Roman"/>
    </style:style>
    <style:style style:name="P56" style:parent-style-name="Standard" style:family="paragraph">
      <style:text-properties style:font-name="Times New Roman" style:font-name-complex="Times New Roman"/>
    </style:style>
    <style:style style:name="P57" style:parent-style-name="Standard" style:family="paragraph">
      <style:text-properties style:font-name="Times New Roman" style:font-name-complex="Times New Roman"/>
    </style:style>
    <style:style style:name="P58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59" style:parent-style-name="Standard" style:family="paragraph">
      <style:text-properties style:font-name="Times New Roman" style:font-name-complex="Times New Roman"/>
    </style:style>
    <style:style style:name="P60" style:parent-style-name="Standard" style:family="paragraph">
      <style:text-properties style:font-name="Times New Roman" style:font-name-complex="Times New Roman"/>
    </style:style>
    <style:style style:name="P61" style:parent-style-name="Standard" style:family="paragraph">
      <style:text-properties style:font-name="Times New Roman" style:font-name-complex="Times New Roman"/>
    </style:style>
    <style:style style:name="P62" style:parent-style-name="Paragraphedeliste" style:family="paragraph">
      <style:text-properties style:font-name="Times New Roman" style:font-name-complex="Times New Roman" style:font-size-complex="12pt"/>
    </style:style>
    <style:style style:name="P63" style:parent-style-name="Standard" style:family="paragraph">
      <style:text-properties style:font-name="Times New Roman" style:font-name-complex="Times New Roman"/>
    </style:style>
    <style:style style:name="P64" style:parent-style-name="Standard" style:family="paragraph">
      <style:text-properties style:font-name="Times New Roman" style:font-name-complex="Times New Roman"/>
    </style:style>
    <style:style style:name="P65" style:parent-style-name="Standard" style:family="paragraph">
      <style:text-properties style:font-name="Times New Roman" style:font-name-complex="Times New Roman"/>
    </style:style>
    <style:style style:name="P66" style:parent-style-name="Standard" style:family="paragraph">
      <style:text-properties style:font-name="Times New Roman" style:font-name-complex="Times New Roman"/>
    </style:style>
    <style:style style:name="P67" style:parent-style-name="Standard" style:family="paragraph">
      <style:text-properties style:font-name="Times New Roman" style:font-name-complex="Times New Roman"/>
    </style:style>
    <style:style style:name="P68" style:parent-style-name="Standard" style:family="paragraph">
      <style:text-properties style:font-name="Times New Roman" style:font-name-complex="Times New Roman"/>
    </style:style>
    <style:style style:name="P69" style:parent-style-name="Standard" style:family="paragraph">
      <style:text-properties style:font-name="Times New Roman" style:font-name-complex="Times New Roman"/>
    </style:style>
    <style:style style:name="P70" style:parent-style-name="Standard" style:family="paragraph">
      <style:text-properties style:font-name="Times New Roman" style:font-name-complex="Times New Roman"/>
    </style:style>
    <style:style style:name="P71" style:parent-style-name="Standard" style:family="paragraph">
      <style:text-properties style:font-name="Times New Roman" style:font-name-complex="Times New Roman"/>
    </style:style>
    <style:style style:name="T72" style:parent-style-name="Policepardéfaut" style:family="text">
      <style:text-properties style:font-name="Times New Roman" style:font-name-complex="Times New Roman"/>
    </style:style>
    <style:style style:name="T73" style:parent-style-name="Policepardéfaut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<text:span text:style-name="T2">TP1 : Fiabilité logicielle</text:span></text:p>
      <text:p text:style-name="paragraph"><text:span text:style-name="T3"> </text:span></text:p>
      <text:p text:style-name="P4"><text:span text:style-name="T5">04 janvier 2023</text:span></text:p>
      <text:p text:style-name="P6"/>
      <text:p text:style-name="P7">ARTAUD Cyril</text:p>
      <text:p text:style-name="P8">DRAOU Meryem</text:p>
      <text:p text:style-name="P9"/>
      <text:p text:style-name="P10"/>
      <text:p text:style-name="P11"/>
      <text:p text:style-name="P12"/>
      <text:p text:style-name="P13">Nous regardons la classe ComplexTest.</text:p>
      <text:p text:style-name="P14"/>
      <text:p text:style-name="P15">On lance d’abord le test testGetterImaginary puis on constate que le test passe. Ensuite on lance<text:s/>tous<text:s/>les tests est on constate que trois des tests ne passent pas : testProductReal, testProductImaginary et testTimeoutInfinite.</text:p>
      <text:p text:style-name="P16"/>
      <text:p text:style-name="P17">Pour que ces trois testes ne nous dérangent pas pour la suite nous mettons @Disabled devant les mots clés @Test de ces tests.</text:p>
      <text:p text:style-name="P18"/>
      <text:p text:style-name="P19">Pour vérifier si les méthodes avec les mots clés @BeforeAll, @AfterAll, @BeforeEach et @AfterEach fonctionne nous ajoutons des instructions System.out.println() dans chacune des méthodes ce qui donnera en sortie :</text:p>
      <text:p text:style-name="P20"/>
      <text:p text:style-name="P21">beforeAll</text:p>
      <text:p text:style-name="P22">beforeEach</text:p>
      <text:p text:style-name="P23">afterEach</text:p>
      <text:p text:style-name="P24">beforeEach</text:p>
      <text:p text:style-name="P25">afterEach</text:p>
      <text:p text:style-name="P26">beforeEach</text:p>
      <text:p text:style-name="P27">afterEach</text:p>
      <text:p text:style-name="P28">beforeEach</text:p>
      <text:p text:style-name="P29">afterEach</text:p>
      <text:p text:style-name="P30">beforeEach</text:p>
      <text:p text:style-name="P31">afterEach</text:p>
      <text:p text:style-name="P32">beforeEach</text:p>
      <text:p text:style-name="P33">afterEach</text:p>
      <text:p text:style-name="P34">beforeEach</text:p>
      <text:p text:style-name="P35">afterEach</text:p>
      <text:p text:style-name="P36">beforeEach</text:p>
      <text:p text:style-name="P37">afterEach</text:p>
      <text:p text:style-name="P38">afterAll</text:p>
      <text:p text:style-name="P39"/>
      <text:p text:style-name="P40"/>
      <text:p text:style-name="P41">Ensuite on crée des attributs z, z1 et z2 dans la classe ComplexTest et dans la méthode setUp(), correspondant au @BeforeEach, on rajoute ces lignes pour mutualiser la création d’objet :</text:p>
      <text:p text:style-name="P42"/>
      <text:soft-page-break/>
      <text:p text:style-name="P43">z = new Complex();</text:p>
      <text:p text:style-name="P44">z1 = new Complex(1.0F, 2.0F);</text:p>
      <text:p text:style-name="P45">z2 = new Complex(3.0F, 4.0F);</text:p>
      <text:p text:style-name="P46"/>
      <text:p text:style-name="P47">et nous supprimons ces lignes dans les autre méthodes de tests si elles sont identiques,<text:s/>sinon on change un des attributs à la valeur qui lui est nécessaire.</text:p>
      <text:p text:style-name="P48"/>
      <text:p text:style-name="P49">Après d’avoir lancé les tests avec gradlle on ouvre le fichier index.html qui se situe dans /build/reports/tests/test du projet<text:s/>et<text:s/>nous pouvons<text:s/>y<text:s/>voir qu’il y a 11 tests, qu’il y a eu 0 échecs et que 100 %<text:s/>sont<text:s/>réussis, qu’il y en a 3 qui ont été ignorés<text:s/>et ils ont été exécutés<text:s/>en 0.371s.</text:p>
      <text:p text:style-name="P50"/>
      <text:p text:style-name="P51"/>
      <text:p text:style-name="P52">Nous avons pour nos tests :<text:s/></text:p>
      <text:p text:style-name="P53">z1 = new Complex(1.0F, 2.0F);</text:p>
      <text:p text:style-name="P54"/>
      <text:p text:style-name="P55">On ajoute trois méthodes pour tester la méthode inverse de la classe Complex :<text:s/></text:p>
      <text:p text:style-name="P56"/>
      <text:list text:style-name="LFO1" text:continue-numbering="true">
        <text:list-item>
          <text:p text:style-name="P57">la première méthode<text:s/>testInverseReal()<text:s/>teste<text:s/>que<text:s/>la partie réelle du résultat soit correcte<text:s/>dans le cas d’un complexe non nul,<text:s/>la valeur attendue est bien 1 / 5. Le calcul effectué étant 1*1 + 2*2<text:s/>= 5, et 1 étant la partie réelle de z1, on a donc<text:s/>bien 1 / 5<text:s/>pour la partie réelle.</text:p>
        </text:list-item>
      </text:list>
      <text:p text:style-name="P58"/>
      <text:list text:style-name="LFO1" text:continue-numbering="true">
        <text:list-item>
          <text:p text:style-name="P59">la seconde méthode<text:s/>testInverseImaginary()<text:s/>teste que la partie imaginaire du résultat<text:s/>soit correcte<text:s/>dans le cas d’un complexe non nul, la valeur attendue est bien<text:s/>-2<text:s/>/ 5.<text:s/>Le calcul effectué étant 1*1 + 2*2 = 5, et -2 étant la partie réelle de z1, on a donc bien -2 / 5 pour la partie réelle.</text:p>
        </text:list-item>
      </text:list>
      <text:p text:style-name="P60"/>
      <text:list text:style-name="LFO1" text:continue-numbering="true">
        <text:list-item>
          <text:p text:style-name="P61">la troisième<text:s/>méthode<text:s/>testInverseZero()<text:s/>teste<text:s/>dans la cas contraire<text:s/>la levée d’une exception, à l’aide de assertThrowBy(), et un élément potentiellement hors limite soulève une IllegalArgumentException.</text:p>
        </text:list-item>
      </text:list>
      <text:p text:style-name="P62"/>
      <text:p text:style-name="P63">On constate<text:s/>alors<text:s/>que les tests passent.</text:p>
      <text:p text:style-name="P64"/>
      <text:p text:style-name="P65"/>
      <text:p text:style-name="P66">Ensuite on complète la méthode product() de la classe Complex<text:s/>pour réaliser le produit d’un nombre complexe, et nous mettons en commentaire pour pouvoir tester, des @Disabled devant les mots clés @Test des 2 tests testProductReal() et testProductImaginary(). On constate que les tests passent.</text:p>
      <text:p text:style-name="P67"/>
      <text:p text:style-name="P68"/>
      <text:p text:style-name="P69">Puis, nous complétons le code de la méthode static infinite afin que l’exécution de cette méthode ne termine pas puis activer le test sur infinite.<text:s/></text:p>
      <text:p text:style-name="P70"><text:line-break/>On modifie<text:s/>le test pour qu’il échoue si infinite ne termine pas en 100ms (utiliser l’assertion<text:line-break/>assertTimeoutPreemptively (voir la partie Timeout de la documentation). Vérifier que<text:line-break/>l’exécution des tests termine.</text:p>
      <text:p text:style-name="P71"/>
      <text:p text:style-name="Standard"><text:span text:style-name="T72">On modifie le test pour qu’il échoue si infinite ne termine pas en 100ms en utilisant l’assertion</text:span><text:span text:style-name="T73"><text:line-break/>assertTimeoutPreemptively(). On constate que l’éxécution termin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line-height="106%"/>
      <style:text-properties style:font-name="Calibri Light" style:font-name-asian="Times New Roman" style:font-name-complex="Times New Roman" fo:color="#2F5496" style:letter-kerning="false" fo:font-size="16pt" style:font-size-asian="16pt" style:font-size-complex="16pt" style:language-asian="en" style:country-asian="US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style:letter-kerning="false" fo:font-size="16pt" style:font-size-asian="16pt" style:font-size-complex="16pt" style:language-asian="en" style:country-asian="US" style:language-complex="ar" style:country-complex="SA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style:font-name="Calibri Light" style:font-name-asian="Times New Roman" style:font-name-complex="Times New Roman" fo:color="#2F5496" style:language-asian="fr" style:country-asian="FR" fo:hyphenate="false"/>
    </style:style>
    <style:style style:name="paragraph" style:display-name="paragraph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false"/>
    </style:style>
    <style:style style:name="normaltextrun" style:display-name="normaltextrun" style:family="text" style:parent-style-name="Policepardéfaut"/>
    <style:style style:name="eop" style:display-name="eop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imes New Roman" style:font-name-asian="Noto Sans CJK SC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eryem DRAOU</dc:creator>
    <meta:creation-date>2023-01-04T13:01:00Z</meta:creation-date>
    <dc:date>2023-01-04T19:24:00Z</dc:date>
    <meta:template xlink:href="Normal" xlink:type="simple"/>
    <meta:editing-cycles>9</meta:editing-cycles>
    <meta:editing-duration>PT4200S</meta:editing-duration>
    <meta:document-statistic meta:page-count="2" meta:paragraph-count="6" meta:word-count="519" meta:character-count="3370" meta:row-count="23" meta:non-whitespace-character-count="2857"/>
  </office:meta>
</office:document-meta>
</file>